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2" style:family="paragraph" style:parent-style-name="Preformatted_20_Text">
      <style:paragraph-properties fo:text-align="justify" style:justify-single-word="false"/>
      <style:text-properties style:font-name="Arial" fo:font-size="12pt" officeooo:rsid="0020d4b6" officeooo:paragraph-rsid="0020d4b6" style:font-size-asian="12pt" style:font-size-complex="12pt"/>
    </style:style>
    <style:style style:name="P3" style:family="paragraph" style:parent-style-name="Preformatted_20_Text">
      <style:paragraph-properties fo:text-align="justify" style:justify-single-word="false"/>
      <style:text-properties style:font-name="Arial" fo:font-size="12pt" officeooo:rsid="002293a4" officeooo:paragraph-rsid="002293a4" style:font-size-asian="12pt" style:font-size-complex="12pt"/>
    </style:style>
    <style:style style:name="P4" style:family="paragraph" style:parent-style-name="Preformatted_20_Text">
      <style:paragraph-properties fo:text-align="justify" style:justify-single-word="false"/>
      <style:text-properties style:font-name="Arial" fo:font-size="12pt" officeooo:rsid="0027b816" officeooo:paragraph-rsid="0027b816" style:font-size-asian="12pt" style:font-size-complex="12pt"/>
    </style:style>
    <style:style style:name="P5" style:family="paragraph" style:parent-style-name="Preformatted_20_Text">
      <style:paragraph-properties fo:text-align="justify" style:justify-single-word="false"/>
      <style:text-properties style:font-name="Arial" fo:font-size="12pt" officeooo:rsid="00295473" officeooo:paragraph-rsid="00295473" style:font-size-asian="12pt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style:font-name="Arial" fo:font-size="12pt" officeooo:rsid="002a749f" officeooo:paragraph-rsid="002a749f" style:font-size-asian="12pt" style:font-size-complex="12pt"/>
    </style:style>
    <style:style style:name="P7" style:family="paragraph" style:parent-style-name="Preformatted_20_Text">
      <style:paragraph-properties fo:text-align="justify" style:justify-single-word="false"/>
      <style:text-properties style:font-name="Arial" fo:font-size="12pt" officeooo:rsid="00335961" officeooo:paragraph-rsid="00335961" style:font-size-asian="12pt" style:font-size-complex="12pt"/>
    </style:style>
    <style:style style:name="P8" style:family="paragraph" style:parent-style-name="Preformatted_20_Text">
      <style:paragraph-properties fo:text-align="justify" style:justify-single-word="false"/>
      <style:text-properties style:font-name="Arial" fo:font-size="12pt" officeooo:rsid="002d598c" officeooo:paragraph-rsid="002d598c" style:font-size-asian="12pt" style:font-size-complex="12pt"/>
    </style:style>
    <style:style style:name="P9" style:family="paragraph" style:parent-style-name="Preformatted_20_Text">
      <style:paragraph-properties fo:text-align="justify" style:justify-single-word="false"/>
      <style:text-properties style:font-name="Arial" fo:font-size="12pt" officeooo:rsid="002ef4f3" officeooo:paragraph-rsid="002ef4f3" style:font-size-asian="12pt" style:font-size-complex="12pt"/>
    </style:style>
    <style:style style:name="P10" style:family="paragraph" style:parent-style-name="Preformatted_20_Text">
      <style:paragraph-properties fo:text-align="justify" style:justify-single-word="false"/>
      <style:text-properties style:font-name="Arial" fo:font-size="12pt" officeooo:rsid="002f62c4" officeooo:paragraph-rsid="002f62c4" style:font-size-asian="12pt" style:font-size-complex="12pt"/>
    </style:style>
    <style:style style:name="P11" style:family="paragraph" style:parent-style-name="Preformatted_20_Text">
      <style:paragraph-properties fo:text-align="justify" style:justify-single-word="false"/>
      <style:text-properties style:font-name="Arial" fo:font-size="12pt" officeooo:rsid="002fe53a" officeooo:paragraph-rsid="002fe53a" style:font-size-asian="12pt" style:font-size-complex="12pt"/>
    </style:style>
    <style:style style:name="P12" style:family="paragraph" style:parent-style-name="Preformatted_20_Text">
      <style:paragraph-properties fo:text-align="justify" style:justify-single-word="false"/>
      <style:text-properties style:font-name="Arial" fo:font-size="12pt" officeooo:rsid="0030402f" officeooo:paragraph-rsid="00328cb0" style:font-size-asian="12pt" style:font-size-complex="12pt"/>
    </style:style>
    <style:style style:name="P13" style:family="paragraph" style:parent-style-name="Preformatted_20_Text">
      <style:paragraph-properties fo:text-align="justify" style:justify-single-word="false"/>
      <style:text-properties style:font-name="Arial" fo:font-size="12pt" officeooo:rsid="0030402f" officeooo:paragraph-rsid="0030402f" style:font-size-asian="12pt" style:font-size-complex="12pt"/>
    </style:style>
    <style:style style:name="P14" style:family="paragraph" style:parent-style-name="Preformatted_20_Text">
      <style:paragraph-properties fo:text-align="justify" style:justify-single-word="false"/>
      <style:text-properties style:font-name="Arial" fo:font-size="12pt" officeooo:rsid="00364049" officeooo:paragraph-rsid="00364049" style:font-size-asian="12pt" style:font-size-complex="12pt"/>
    </style:style>
    <style:style style:name="P15" style:family="paragraph" style:parent-style-name="Preformatted_20_Text">
      <style:paragraph-properties fo:text-align="justify" style:justify-single-word="false"/>
      <style:text-properties style:font-name="Arial" fo:font-size="12pt" officeooo:rsid="003823e2" officeooo:paragraph-rsid="003823e2" style:font-size-asian="12pt" style:font-size-complex="12pt"/>
    </style:style>
    <style:style style:name="P16" style:family="paragraph" style:parent-style-name="Preformatted_20_Text">
      <style:paragraph-properties fo:text-align="justify" style:justify-single-word="false"/>
      <style:text-properties style:font-name="Arial" fo:font-size="12pt" officeooo:rsid="0038ce53" officeooo:paragraph-rsid="0038ce53" style:font-size-asian="12pt" style:font-size-complex="12pt"/>
    </style:style>
    <style:style style:name="P17" style:family="paragraph" style:parent-style-name="Preformatted_20_Text">
      <style:paragraph-properties fo:text-align="justify" style:justify-single-word="false"/>
      <style:text-properties style:font-name="Arial" fo:font-size="12pt" officeooo:rsid="003b2842" officeooo:paragraph-rsid="003b2842" style:font-size-asian="12pt" style:font-size-complex="12pt"/>
    </style:style>
    <style:style style:name="P18" style:family="paragraph" style:parent-style-name="Preformatted_20_Text">
      <style:paragraph-properties fo:text-align="justify" style:justify-single-word="false"/>
      <style:text-properties style:font-name="Arial" fo:font-size="12pt" officeooo:rsid="003f6746" officeooo:paragraph-rsid="003f6746" style:font-size-asian="12pt" style:font-size-complex="12pt"/>
    </style:style>
    <style:style style:name="T1" style:family="text">
      <style:text-properties officeooo:rsid="0020d4b6"/>
    </style:style>
    <style:style style:name="T2" style:family="text">
      <style:text-properties officeooo:rsid="0024907c"/>
    </style:style>
    <style:style style:name="T3" style:family="text">
      <style:text-properties officeooo:rsid="0029b7a3"/>
    </style:style>
    <style:style style:name="T4" style:family="text">
      <style:text-properties officeooo:rsid="002ace8d"/>
    </style:style>
    <style:style style:name="T5" style:family="text">
      <style:text-properties officeooo:rsid="002bdfc3"/>
    </style:style>
    <style:style style:name="T6" style:family="text">
      <style:text-properties officeooo:rsid="002e5a3d"/>
    </style:style>
    <style:style style:name="T7" style:family="text">
      <style:text-properties style:text-position="super 58%"/>
    </style:style>
    <style:style style:name="T8" style:family="text">
      <style:text-properties style:text-position="super 58%" officeooo:rsid="00328cb0"/>
    </style:style>
    <style:style style:name="T9" style:family="text">
      <style:text-properties officeooo:rsid="0031c63d"/>
    </style:style>
    <style:style style:name="T10" style:family="text">
      <style:text-properties officeooo:rsid="00328cb0"/>
    </style:style>
    <style:style style:name="T11" style:family="text">
      <style:text-properties officeooo:rsid="00364049"/>
    </style:style>
    <style:style style:name="T12" style:family="text">
      <style:text-properties officeooo:rsid="0037520d"/>
    </style:style>
    <style:style style:name="T13" style:family="text">
      <style:text-properties officeooo:rsid="0038601e"/>
    </style:style>
    <style:style style:name="T14" style:family="text">
      <style:text-properties officeooo:rsid="0038ce53"/>
    </style:style>
    <style:style style:name="T15" style:family="text">
      <style:text-properties officeooo:rsid="003928fc"/>
    </style:style>
    <style:style style:name="T16" style:family="text">
      <style:text-properties officeooo:rsid="003c98da"/>
    </style:style>
    <style:style style:name="T17" style:family="text">
      <style:text-properties officeooo:rsid="003dfe1e"/>
    </style:style>
    <style:style style:name="T18" style:family="text">
      <style:text-properties officeooo:rsid="00413c30"/>
    </style:style>
    <style:style style:name="T19" style:family="text">
      <style:text-properties officeooo:rsid="0042529f"/>
    </style:style>
    <style:style style:name="T20" style:family="text">
      <style:text-properties officeooo:rsid="0043372e"/>
    </style:style>
    <style:style style:name="T21" style:family="text">
      <style:text-properties officeooo:rsid="0043927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eux :</text:p>
      <text:p text:style-name="P1"/>
      <text:p text:style-name="P1">Wôzorfôz = C'est la planète</text:p>
      <text:p text:style-name="P1">Inorfôz = C'est la zone sous terraine des robots</text:p>
      <text:p text:style-name="P1">Onb-kan = C'est l'île de Zerlock <text:span text:style-name="T12">(obsidienne)</text:span></text:p>
      <text:p text:style-name="P1">Peukfoo = C'est l'île habitable</text:p>
      <text:p text:style-name="P1">Stimissy = C'est le pays de Katelo <text:span text:style-name="T12">(surface sableuse)</text:span></text:p>
      <text:p text:style-name="P1">Volkobil = C'est le pays de Wiroyer <text:span text:style-name="T12">(terre glaise rouge)</text:span></text:p>
      <text:p text:style-name="P1">Gollémantery = C'est le pays de Tozyref <text:span text:style-name="T12">(souterrains, volcan)</text:span></text:p>
      <text:p text:style-name="P1">Yamazuppet = C'est le pays de Zorkk <text:span text:style-name="T12">(jungle, mairais)</text:span></text:p>
      <text:p text:style-name="P1">Molluskancy = C'est le pays de Fichays <text:span text:style-name="T12">(lac, grotte gelée)</text:span></text:p>
      <text:p text:style-name="P1"/>
      <text:p text:style-name="P1">Persos et autres entités nommés :</text:p>
      <text:p text:style-name="P1"/>
      <text:p text:style-name="P1">Katelo = <text:span text:style-name="T5">P</text:span>ersonnage principale, il est <text:span text:style-name="T1">s</text:span>timissien</text:p>
      <text:p text:style-name="P1">Sraëlblétih = Ancien chef de Stimissy</text:p>
      <text:p text:style-name="P1">Wiroyer = <text:span text:style-name="T1">A</text:span>mi<text:span text:style-name="T1">e</text:span> <text:span text:style-name="T1">v</text:span>olkobilienne de Katelo</text:p>
      <text:p text:style-name="P1">Ekniuplast = Ancien chef de Volkobil</text:p>
      <text:p text:style-name="P2">Zorkk = Ami yamazuppetien de Katelo</text:p>
      <text:p text:style-name="P2">Dyk-Luzk = Père de Zorkk, chef de Yamazuppet</text:p>
      <text:p text:style-name="P2">Fichays = Amie molluskancienne de Katelo</text:p>
      <text:p text:style-name="P3">Nekarr-Kkaby = <text:span text:style-name="T2">Ancien chef de Molluskancy</text:span></text:p>
      <text:p text:style-name="P4">Tozyref = Ami <text:span text:style-name="T21">gollémantérien</text:span> de Katelo</text:p>
      <text:p text:style-name="P4">Gol<text:span text:style-name="T21">éai</text:span>re = Chef des <text:span text:style-name="T21">gollémantériens</text:span></text:p>
      <text:p text:style-name="P5">Ulddab = <text:span text:style-name="T3">Ami onb-kanès de Katelo</text:span></text:p>
      <text:p text:style-name="P6">Zerlock = Chef des onb-kanès, boss final</text:p>
      <text:p text:style-name="P6">E4-Sen4 = <text:span text:style-name="T4">Serviteur de Syr-X, ami inorfôzien de Katelo</text:span></text:p>
      <text:p text:style-name="P7">DestructorX2000 = Transformation de E4-Sen4 en un robot plus grand</text:p>
      <text:p text:style-name="P8">Syr-X = <text:span text:style-name="T6">Chef des inorfôziens</text:span></text:p>
      <text:p text:style-name="P9">p01nG = 1<text:span text:style-name="T7">er</text:span> gardien de Syr-X</text:p>
      <text:p text:style-name="P9">e²f(x) = 2nd gardien de Syr-X</text:p>
      <text:p text:style-name="P10">Orybble = Créature souterraine invoquer par Zerlock, boss de <text:span text:style-name="T20">Gollémantéry</text:span></text:p>
      <text:p text:style-name="P11">Mag-ZionX = Dragon mécanique crée par <text:span text:style-name="T10">les gollémantériens</text:span>, boss de Volkobil</text:p>
      <text:p text:style-name="P12">S<text:span text:style-name="T9">pijny = </text:span>Créature <text:span text:style-name="T10">enfermée </text:span>invoquer par Zerlock, <text:span text:style-name="T10">1</text:span><text:span text:style-name="T8">er</text:span><text:span text:style-name="T10"> </text:span>boss de Yamazuppet</text:p>
      <text:p text:style-name="P13">Majetal = Créature <text:span text:style-name="T10">enfermée</text:span> invoquer par Zerlock, 2nd boss de Yamazuppet</text:p>
      <text:p text:style-name="P13">Skorkrabié <text:span text:style-name="T11">= Animal hostile vivant sur la plage de Stimissy</text:span></text:p>
      <text:p text:style-name="P14">Qnyl = Grand père de Katelo</text:p>
      <text:p text:style-name="P14">Kebenyl = Ami de Qnyl, conducteur d’aéronef</text:p>
      <text:p text:style-name="P14"/>
      <text:p text:style-name="P15">Origines des noms <text:span text:style-name="T17">(mélange)</text:span> :</text:p>
      <text:p text:style-name="P15"/>
      <text:p text:style-name="P15">Stimissy = Latin, germain, japonai<text:span text:style-name="T18">s</text:span></text:p>
      <text:p text:style-name="P15">Volkobil = Londonien, Slave</text:p>
      <text:p text:style-name="P15">Gollémanter<text:span text:style-name="T13">y</text:span> = <text:span text:style-name="T14">Juif, Scandinave</text:span></text:p>
      <text:p text:style-name="P16">Yamazuppet = <text:span text:style-name="T15">Nahuatl, Fè’éfe’è, Maya</text:span></text:p>
      <text:p text:style-name="P17">Molluskany = Maori, Atlante, Bauzi</text:p>
      <text:p text:style-name="P17">Onb-kan = <text:span text:style-name="T16">Anglais, Grecque</text:span></text:p>
      <text:p text:style-name="P18">Inorfôz = Formules mathématiques et <text:span text:style-name="T19">informatiqu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03T20:04:58.586000000</dc:date>
    <meta:editing-duration>PT58M51S</meta:editing-duration>
    <meta:editing-cycles>37</meta:editing-cycles>
    <meta:generator>LibreOffice/6.0.6.2$Windows_X86_64 LibreOffice_project/0c292870b25a325b5ed35f6b45599d2ea4458e77</meta:generator>
    <meta:document-statistic meta:table-count="0" meta:image-count="0" meta:object-count="0" meta:page-count="1" meta:paragraph-count="43" meta:word-count="298" meta:character-count="1829" meta:non-whitespace-character-count="1576"/>
  </office:meta>
</office:document-meta>
</file>